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milad kamali</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4868da2">1. Demo</text:a></text:p>
          <text:p text:style-name="Contents_20_2"><text:a xlink:type="simple" xlink:href="#org3bc0322">1.1. stage one</text:a></text:p>
          <text:p text:style-name="Contents_20_3"><text:a xlink:type="simple" xlink:href="#org9d618b1">1.1.1. document manual process involve in this scenario</text:a></text:p>
          <text:p text:style-name="Contents_20_3"><text:a xlink:type="simple" xlink:href="#orgc8edc43">1.1.2. define gRPC routing request/response interface <text:span text:style-name="OrgTags">[<text:span text:style-name="OrgTag">design</text:span>]</text:span></text:a></text:p>
          <text:p text:style-name="Contents_20_3"><text:a xlink:type="simple" xlink:href="#org7a48391">1.1.3. implement a mock solver which returns specific response</text:a></text:p>
          <text:p text:style-name="Contents_20_3"><text:a xlink:type="simple" xlink:href="#orgfbe30a9">1.1.4. implement simple solver</text:a></text:p>
          <text:p text:style-name="Contents_20_3"><text:a xlink:type="simple" xlink:href="#orgc2ed3b6">1.1.5. a simple gRPC server which handles communication between solver</text:a></text:p>
          <text:p text:style-name="Contents_20_2"><text:a xlink:type="simple" xlink:href="#org5cc707a">1.2. stage two</text:a></text:p>
          <text:p text:style-name="Contents_20_3"><text:a xlink:type="simple" xlink:href="#org7d04850">1.2.1. set up a minimal plant3D</text:a></text:p>
          <text:p text:style-name="Contents_20_3"><text:a xlink:type="simple" xlink:href="#orgc303b59">1.2.2. write a simple plugin that comminicates with the server that is developed in previous stage</text:a></text:p>
          <text:p text:style-name="Contents_20_2"><text:a xlink:type="simple" xlink:href="#org2b4b69c">1.3. stage three</text:a></text:p>
          <text:p text:style-name="Contents_20_3"><text:a xlink:type="simple" xlink:href="#orge5fd645">1.3.1. define the basic workflow of the user</text:a></text:p>
          <text:p text:style-name="Contents_20_3"><text:a xlink:type="simple" xlink:href="#org9089291">1.3.2. implement export module</text:a></text:p>
          <text:p text:style-name="Contents_20_3"><text:a xlink:type="simple" xlink:href="#orgd9bf98e">1.3.3. implement scene interaction module</text:a></text:p>
          <text:p text:style-name="Contents_20_3"><text:a xlink:type="simple" xlink:href="#org86be88f">1.3.4. implement user interface module</text:a></text:p>
          <text:p text:style-name="Contents_20_3"><text:a xlink:type="simple" xlink:href="#orgf6ec759">1.3.5. implement basic communication module</text:a></text:p>
          <text:p text:style-name="Contents_20_3"><text:a xlink:type="simple" xlink:href="#org95cace8">1.3.6. implement basic Data conversion module</text:a></text:p>
          <text:p text:style-name="Contents_20_3"><text:a xlink:type="simple" xlink:href="#org5d18754">1.3.7. implement basic orchestrator</text:a></text:p>
        </text:index-body>
      </text:table-of-content>
      <text:h text:style-name="Heading_20_1" text:outline-level="1" text:is-list-header="false">
<text:bookmark-start text:name="OrgXref.org4868da2"/>
<text:bookmark text:name="org4868da2"/>Demo
<text:bookmark-end text:name="OrgXref.org4868da2"/></text:h>
      <text:p text:style-name="Text_20_body">A minimal working prototype connecting a solver to the plant3D which export a
simple scene  and connects them using specific pipes
</text:p>
      <text:h text:style-name="Heading_20_2" text:outline-level="2" text:is-list-header="false">
<text:bookmark-start text:name="OrgXref.org3bc0322"/>
<text:bookmark text:name="org3bc0322"/>stage one
<text:bookmark-end text:name="OrgXref.org3bc0322"/></text:h>
      <text:p text:style-name="Text_20_body">a simple scene with only two components each of which has only one input. This
stage requires almost no setup in plant3D and it's the fastest way of achiving
proof of concept.
</text:p>
      <text:h text:style-name="Heading_20_3" text:outline-level="3" text:is-list-header="false">
<text:bookmark-start text:name="OrgXref.org9d618b1"/>
<text:bookmark text:name="org9d618b1"/>document manual process involve in this scenario
<text:bookmark-end text:name="OrgXref.org9d618b1"/></text:h>
      <text:list text:style-name="OrgNumberedList" text:continue-numbering="false">
        <text:list-item>
          <text:p text:style-name="Text_20_body">
<text:bookmark-start text:name="OrgXref.org6de2e18"/>
<text:bookmark text:name="org6de2e18"/>manually export components and their inputs into a excel file
<text:bookmark-end text:name="OrgXref.org6de2e18"/></text:p>
        </text:list-item>
        <text:list-item>
          <text:p text:style-name="Text_20_body">
<text:bookmark-start text:name="OrgXref.orgc688994"/>
<text:bookmark text:name="orgc688994"/>manually import this PCF structure into plant3D
<text:bookmark-end text:name="OrgXref.orgc688994"/></text:p>
        </text:list-item>
      </text:list>
      <text:h text:style-name="Heading_20_3" text:outline-level="3" text:is-list-header="false">
<text:bookmark-start text:name="OrgXref.orgc8edc43"/>
<text:bookmark text:name="orgc8edc43"/>define gRPC routing request/response interface<text:tab/><text:span text:style-name="OrgTags">[<text:span text:style-name="OrgTag">design</text:span>]</text:span>
<text:bookmark-end text:name="OrgXref.orgc8edc43"/></text:h>
      <text:h text:style-name="Heading_20_3" text:outline-level="3" text:is-list-header="false">
<text:bookmark-start text:name="OrgXref.org7a48391"/>
<text:bookmark text:name="org7a48391"/>implement a mock solver which returns specific response
<text:bookmark-end text:name="OrgXref.org7a48391"/></text:h>
      <text:h text:style-name="Heading_20_3" text:outline-level="3" text:is-list-header="false">
<text:bookmark-start text:name="OrgXref.orgfbe30a9"/>
<text:bookmark text:name="orgfbe30a9"/>implement simple solver
<text:bookmark-end text:name="OrgXref.orgfbe30a9"/></text:h>
      <text:list text:style-name="OrgNumberedList" text:continue-numbering="false">
        <text:list-item>
          <text:p text:style-name="Text_20_body">
<text:bookmark-start text:name="OrgXref.org36fa20c"/>
<text:bookmark text:name="org36fa20c"/>solver implementation in any possible language
<text:bookmark-end text:name="OrgXref.org36fa20c"/></text:p>
        </text:list-item>
        <text:list-item>
          <text:p text:style-name="Text_20_body">
<text:bookmark-start text:name="OrgXref.orgda2bdee"/>
<text:bookmark text:name="orgda2bdee"/>implement solver gRPC stubs to communicate with server
<text:bookmark-end text:name="OrgXref.orgda2bdee"/></text:p>
        </text:list-item>
      </text:list>
      <text:h text:style-name="Heading_20_3" text:outline-level="3" text:is-list-header="false">
<text:bookmark-start text:name="OrgXref.orgc2ed3b6"/>
<text:bookmark text:name="orgc2ed3b6"/>a simple gRPC server which handles communication between solver
<text:bookmark-end text:name="OrgXref.orgc2ed3b6"/></text:h>
      <text:list text:style-name="OrgNumberedList" text:continue-numbering="false">
        <text:list-item>
          <text:p text:style-name="Text_20_body">
<text:bookmark-start text:name="OrgXref.org31dfa02"/>
<text:bookmark text:name="org31dfa02"/>setup gRPC server/client stubs
<text:bookmark-end text:name="OrgXref.org31dfa02"/></text:p>
        </text:list-item>
        <text:list-item>
          <text:p text:style-name="Text_20_body">
<text:bookmark-start text:name="OrgXref.org3b9255c"/>
<text:bookmark text:name="org3b9255c"/>convert the export excel into a routing request
<text:bookmark-end text:name="OrgXref.org3b9255c"/></text:p>
        </text:list-item>
        <text:list-item>
          <text:p text:style-name="Text_20_body">
<text:bookmark-start text:name="OrgXref.org0907028"/>
<text:bookmark text:name="org0907028"/>communicate with solver to get the routing response
<text:bookmark-end text:name="OrgXref.org0907028"/></text:p>
        </text:list-item>
        <text:list-item>
          <text:p text:style-name="Text_20_body">
<text:bookmark-start text:name="OrgXref.orgfe361f6"/>
<text:bookmark text:name="orgfe361f6"/>convert the roating response into PCF format
<text:bookmark-end text:name="OrgXref.orgfe361f6"/></text:p>
        </text:list-item>
      </text:list>
      <text:h text:style-name="Heading_20_2" text:outline-level="2" text:is-list-header="false">
<text:bookmark-start text:name="OrgXref.org5cc707a"/>
<text:bookmark text:name="org5cc707a"/>stage two
<text:bookmark-end text:name="OrgXref.org5cc707a"/></text:h>
      <text:p text:style-name="Text_20_body">this stage requires very basic understanding and set up in plant3D, however it's
the foundation of furthure development. here we want very simple plugin that
eithre using a simple time or a simple button in the screen dose the import and export of the pcf
</text:p>
      <text:h text:style-name="Heading_20_3" text:outline-level="3" text:is-list-header="false">
<text:bookmark-start text:name="OrgXref.org7d04850"/>
<text:bookmark text:name="org7d04850"/>set up a minimal plant3D
<text:bookmark-end text:name="OrgXref.org7d04850"/></text:h>
      <text:list text:style-name="OrgNumberedList" text:continue-numbering="false">
        <text:list-item>
          <text:p text:style-name="Text_20_body">
<text:bookmark-start text:name="OrgXref.org57c5543"/>
<text:bookmark text:name="org57c5543"/>install a working version of plant3D on windows
<text:bookmark-end text:name="OrgXref.org57c5543"/></text:p>
        </text:list-item>
        <text:list-item>
          <text:p text:style-name="Text_20_body">
<text:bookmark-start text:name="OrgXref.org3be3d43"/>
<text:bookmark text:name="org3be3d43"/>setup Visual studio to develop plant3D plugin
<text:bookmark-end text:name="OrgXref.org3be3d43"/></text:p>
        </text:list-item>
        <text:list-item>
          <text:p text:style-name="Text_20_body">
<text:bookmark-start text:name="OrgXref.org370a78c"/>
<text:bookmark text:name="org370a78c"/>setup required SKD in visual studio
<text:bookmark-end text:name="OrgXref.org370a78c"/></text:p>
        </text:list-item>
        <text:list-item>
          <text:p text:style-name="Text_20_body">
<text:bookmark-start text:name="OrgXref.org0c0d1b2"/>
<text:bookmark text:name="org0c0d1b2"/>write a hello word plugin in plant3D
<text:bookmark-end text:name="OrgXref.org0c0d1b2"/></text:p>
        </text:list-item>
      </text:list>
      <text:h text:style-name="Heading_20_3" text:outline-level="3" text:is-list-header="false">
<text:bookmark-start text:name="OrgXref.orgc303b59"/>
<text:bookmark text:name="orgc303b59"/>write a simple plugin that comminicates with the server that is developed in previous stage
<text:bookmark-end text:name="OrgXref.orgc303b59"/></text:h>
      <text:list text:style-name="OrgNumberedList" text:continue-numbering="false">
        <text:list-item>
          <text:p text:style-name="Text_20_body">
<text:bookmark-start text:name="OrgXref.org87a4a59"/>
<text:bookmark text:name="org87a4a59"/>write a simple component that export component list into excel file in specific folder
<text:bookmark-end text:name="OrgXref.org87a4a59"/></text:p>
          <text:list text:style-name="OrgNumberedList" text:continue-numbering="true">
            <text:list-item>
              <text:p text:style-name="Text_20_body">
<text:bookmark-start text:name="OrgXref.orge7169cf"/>
<text:bookmark text:name="orge7169cf"/>find the appropriate documentation regarding component export in SDK
<text:bookmark-end text:name="OrgXref.orge7169cf"/></text:p>
            </text:list-item>
            <text:list-item>
              <text:p text:style-name="Text_20_body">
<text:bookmark-start text:name="OrgXref.org75fbf21"/>
<text:bookmark text:name="org75fbf21"/>define proper interface for the component
<text:bookmark-end text:name="OrgXref.org75fbf21"/></text:p>
            </text:list-item>
            <text:list-item>
              <text:p text:style-name="Text_20_body">
<text:bookmark-start text:name="OrgXref.org1869e16"/>
<text:bookmark text:name="org1869e16"/>component implementation
<text:bookmark-end text:name="OrgXref.org1869e16"/></text:p>
            </text:list-item>
          </text:list>
        </text:list-item>
        <text:list-item>
          <text:p text:style-name="Text_20_body">
<text:bookmark-start text:name="OrgXref.org2a317d0"/>
<text:bookmark text:name="org2a317d0"/>write a simple component that automatically imports PCF from specific folder
<text:bookmark-end text:name="OrgXref.org2a317d0"/></text:p>
          <text:list text:style-name="OrgNumberedList" text:continue-numbering="true">
            <text:list-item>
              <text:p text:style-name="Text_20_body">
<text:bookmark-start text:name="OrgXref.org4d7523f"/>
<text:bookmark text:name="org4d7523f"/>find the appropriate documentation
<text:bookmark-end text:name="OrgXref.org4d7523f"/></text:p>
            </text:list-item>
            <text:list-item>
              <text:p text:style-name="Text_20_body">
<text:bookmark-start text:name="OrgXref.org658387a"/>
<text:bookmark text:name="org658387a"/>define proper interface for the component
<text:bookmark-end text:name="OrgXref.org658387a"/></text:p>
            </text:list-item>
            <text:list-item>
              <text:p text:style-name="Text_20_body">
<text:bookmark-start text:name="OrgXref.orgf478e0e"/>
<text:bookmark text:name="orgf478e0e"/>component implementation
<text:bookmark-end text:name="OrgXref.orgf478e0e"/></text:p>
            </text:list-item>
          </text:list>
        </text:list-item>
        <text:list-item>
          <text:p text:style-name="Text_20_body">
<text:bookmark-start text:name="OrgXref.orgb4ac0f0"/>
<text:bookmark text:name="orgb4ac0f0"/>write a simple UI with two buttons to export components and import PCF from server
<text:bookmark-end text:name="OrgXref.orgb4ac0f0"/></text:p>
          <text:list text:style-name="OrgNumberedList" text:continue-numbering="true">
            <text:list-item>
              <text:p text:style-name="Text_20_body">
<text:bookmark-start text:name="OrgXref.orgb1f78d8"/>
<text:bookmark text:name="orgb1f78d8"/>Research about creating UI window and elements and event handling
<text:bookmark-end text:name="OrgXref.orgb1f78d8"/></text:p>
            </text:list-item>
            <text:list-item>
              <text:p text:style-name="Text_20_body">
<text:bookmark-start text:name="OrgXref.org04360f1"/>
<text:bookmark text:name="org04360f1"/>Implement the popup window and connect it to the components
<text:bookmark-end text:name="OrgXref.org04360f1"/></text:p>
            </text:list-item>
          </text:list>
        </text:list-item>
      </text:list>
      <text:h text:style-name="Heading_20_2" text:outline-level="2" text:is-list-header="false">
<text:bookmark-start text:name="OrgXref.org2b4b69c"/>
<text:bookmark text:name="org2b4b69c"/>stage three
<text:bookmark-end text:name="OrgXref.org2b4b69c"/></text:h>
      <text:p text:style-name="Text_20_body">the goal of this stage is to provide improved UI/UX for the user and this the
begining stage of actaully providing a proper plugin that can be given to
customers. in this stage a series of module for proper architecture and
separation of tasks are introduced.
</text:p>
      <text:h text:style-name="Heading_20_3" text:outline-level="3" text:is-list-header="false">
<text:bookmark-start text:name="OrgXref.orge5fd645"/>
<text:bookmark text:name="orge5fd645"/>define the basic workflow of the user
<text:bookmark-end text:name="OrgXref.orge5fd645"/></text:h>
      <text:p text:style-name="Text_20_body">goal here is to specify how the user is going to interact with our system, for
instance we could ask the user to chose the starting point and click on a button
then select the target and click on a button then press an other button to view
a preview of the routing. This task requires some UI/UX design
</text:p>
      <text:h text:style-name="Heading_20_3" text:outline-level="3" text:is-list-header="false">
<text:bookmark-start text:name="OrgXref.org9089291"/>
<text:bookmark text:name="org9089291"/>implement export module
<text:bookmark-end text:name="OrgXref.org9089291"/></text:h>
      <text:list text:style-name="OrgNumberedList" text:continue-numbering="false">
        <text:list-item>
          <text:p text:style-name="Text_20_body">
<text:bookmark-start text:name="OrgXref.org0756d10"/>
<text:bookmark text:name="org0756d10"/>design export module interfaces
<text:bookmark-end text:name="OrgXref.org0756d10"/></text:p>
          <text:list text:style-name="OrgNumberedList" text:continue-numbering="true">
            <text:list-item>
              <text:p text:style-name="Text_20_body">
<text:bookmark-start text:name="OrgXref.orgdddfaf7"/>
<text:bookmark text:name="orgdddfaf7"/>interface for exporting scene components
<text:bookmark-end text:name="OrgXref.orgdddfaf7"/></text:p>
            </text:list-item>
            <text:list-item>
              <text:p text:style-name="Text_20_body">
<text:bookmark-start text:name="OrgXref.orga70c54f"/>
<text:bookmark text:name="orga70c54f"/>interface for exporting component information
<text:bookmark-end text:name="OrgXref.orga70c54f"/></text:p>
            </text:list-item>
            <text:list-item>
              <text:p text:style-name="Text_20_body">
<text:bookmark-start text:name="OrgXref.org897bcf6"/>
<text:bookmark text:name="org897bcf6"/>interface for exporting component exclusion or proximity zones
<text:bookmark-end text:name="OrgXref.org897bcf6"/></text:p>
            </text:list-item>
            <text:list-item>
              <text:p text:style-name="Text_20_body">
<text:bookmark-start text:name="OrgXref.org21d85e3"/>
<text:bookmark text:name="org21d85e3"/>interface for exporting exclusion zones of the scene
<text:bookmark-end text:name="OrgXref.org21d85e3"/></text:p>
            </text:list-item>
            <text:list-item>
              <text:p text:style-name="Text_20_body">
<text:bookmark-start text:name="OrgXref.org8e81c4d"/>
<text:bookmark text:name="org8e81c4d"/>interface for checking collisions with the exclusion zones
<text:bookmark-end text:name="OrgXref.org8e81c4d"/></text:p>
            </text:list-item>
            <text:list-item>
              <text:p text:style-name="Text_20_body">
<text:bookmark-start text:name="OrgXref.org30bb165"/>
<text:bookmark text:name="org30bb165"/>interface for listing all the objects in the scene
<text:bookmark-end text:name="OrgXref.org30bb165"/></text:p>
            </text:list-item>
            <text:list-item>
              <text:p text:style-name="Text_20_body">
<text:bookmark-start text:name="OrgXref.orgca3e613"/>
<text:bookmark text:name="orgca3e613"/>interface for interrogating an object
<text:bookmark-end text:name="OrgXref.orgca3e613"/></text:p>
            </text:list-item>
          </text:list>
        </text:list-item>
      </text:list>
      <text:h text:style-name="Heading_20_3" text:outline-level="3" text:is-list-header="false">
<text:bookmark-start text:name="OrgXref.orgd9bf98e"/>
<text:bookmark text:name="orgd9bf98e"/>implement scene interaction module
<text:bookmark-end text:name="OrgXref.orgd9bf98e"/></text:h>
      <text:p text:style-name="Text_20_body">this module is supposed to separate object and scene manipulation actions from
the rest of the plugin
</text:p>
      <text:list text:style-name="OrgNumberedList" text:continue-numbering="false">
        <text:list-item>
          <text:p text:style-name="Text_20_body">
<text:bookmark-start text:name="OrgXref.orge38e842"/>
<text:bookmark text:name="orge38e842"/>design scene interaction module interface
<text:bookmark-end text:name="OrgXref.orge38e842"/></text:p>
          <text:list text:style-name="OrgNumberedList" text:continue-numbering="true">
            <text:list-item>
              <text:p text:style-name="Text_20_body">
<text:bookmark-start text:name="OrgXref.org0897ea6"/>
<text:bookmark text:name="org0897ea6"/>interface to update an object property
<text:bookmark-end text:name="OrgXref.org0897ea6"/></text:p>
            </text:list-item>
            <text:list-item>
              <text:p text:style-name="Text_20_body">
<text:bookmark-start text:name="OrgXref.org0e56c6e"/>
<text:bookmark text:name="org0e56c6e"/>interface to move/rotate objects
<text:bookmark-end text:name="OrgXref.org0e56c6e"/></text:p>
            </text:list-item>
            <text:list-item>
              <text:p text:style-name="Text_20_body">
<text:bookmark-start text:name="OrgXref.org6b3e363"/>
<text:bookmark text:name="org6b3e363"/>…
<text:bookmark-end text:name="OrgXref.org6b3e363"/></text:p>
            </text:list-item>
          </text:list>
        </text:list-item>
      </text:list>
      <text:h text:style-name="Heading_20_3" text:outline-level="3" text:is-list-header="false">
<text:bookmark-start text:name="OrgXref.org86be88f"/>
<text:bookmark text:name="org86be88f"/>implement user interface module
<text:bookmark-end text:name="OrgXref.org86be88f"/></text:h>
      <text:list text:style-name="OrgNumberedList" text:continue-numbering="false">
        <text:list-item>
          <text:p text:style-name="Text_20_body">
<text:bookmark-start text:name="OrgXref.org0a1aca8"/>
<text:bookmark text:name="org0a1aca8"/>research and document plant3D user interface
<text:bookmark-end text:name="OrgXref.org0a1aca8"/></text:p>
        </text:list-item>
        <text:list-item>
          <text:p text:style-name="Text_20_body">
<text:bookmark-start text:name="OrgXref.orgbd0286c"/>
<text:bookmark text:name="orgbd0286c"/>design user interface elements and signals for user interface module
<text:bookmark-end text:name="OrgXref.orgbd0286c"/></text:p>
        </text:list-item>
        <text:list-item>
          <text:p text:style-name="Text_20_body">
<text:bookmark-start text:name="OrgXref.org66bd4cb"/>
<text:bookmark text:name="org66bd4cb"/>design module interface
<text:bookmark-end text:name="OrgXref.org66bd4cb"/></text:p>
          <text:p text:style-name="Text_20_body">this supposed to separate detail implementation of plant3D SDK from the rest of the plugin
</text:p>
        </text:list-item>
      </text:list>
      <text:h text:style-name="Heading_20_3" text:outline-level="3" text:is-list-header="false">
<text:bookmark-start text:name="OrgXref.orgf6ec759"/>
<text:bookmark text:name="orgf6ec759"/>implement basic communication module
<text:bookmark-end text:name="OrgXref.orgf6ec759"/></text:h>
      <text:h text:style-name="Heading_20_3" text:outline-level="3" text:is-list-header="false">
<text:bookmark-start text:name="OrgXref.org95cace8"/>
<text:bookmark text:name="org95cace8"/>implement basic Data conversion module
<text:bookmark-end text:name="OrgXref.org95cace8"/></text:h>
      <text:h text:style-name="Heading_20_3" text:outline-level="3" text:is-list-header="false">
<text:bookmark-start text:name="OrgXref.org5d18754"/>
<text:bookmark text:name="org5d18754"/>implement basic orchestrator
<text:bookmark-end text:name="OrgXref.org5d18754"/></text:h>
      <text:p text:style-name="Text_20_body">this module is supposed to handles events and communication between solver
plant3D and other modules
</text:p>
      <text:list text:style-name="OrgNumberedList" text:continue-numbering="false">
        <text:list-item>
          <text:p text:style-name="Text_20_body">
<text:bookmark-start text:name="OrgXref.orgc8b3e38"/>
<text:bookmark text:name="orgc8b3e38"/>design orchestrator workflow based on user interactions
<text:bookmark-end text:name="OrgXref.orgc8b3e38"/></text:p>
        </text:list-item>
        <text:list-item>
          <text:p text:style-name="Text_20_body">
<text:bookmark-start text:name="OrgXref.orgb842dfd"/>
<text:bookmark text:name="orgb842dfd"/>connect export module to the workflow
<text:bookmark-end text:name="OrgXref.orgb842dfd"/></text:p>
        </text:list-item>
        <text:list-item>
          <text:p text:style-name="Text_20_body">
<text:bookmark-start text:name="OrgXref.org9a72d99"/>
<text:bookmark text:name="org9a72d99"/>connect user interface module to the orchestrator
<text:bookmark-end text:name="OrgXref.org9a72d99"/></text:p>
        </text:list-item>
        <text:list-item>
          <text:p text:style-name="Text_20_body">
<text:bookmark-start text:name="OrgXref.org283d028"/>
<text:bookmark text:name="org283d028"/>connect scene interaction module to the orchestrator
<text:bookmark-end text:name="OrgXref.org283d028"/></text:p>
        </text:list-item>
        <text:list-item>
          <text:p text:style-name="Text_20_body">
<text:bookmark-start text:name="OrgXref.orgbc8fefe"/>
<text:bookmark text:name="orgbc8fefe"/>connect communication module to the orchestrator
<text:bookmark-end text:name="OrgXref.orgbc8fefe"/></text:p>
        </text:list-item>
        <text:list-item>
          <text:p text:style-name="Text_20_body">
<text:bookmark-start text:name="OrgXref.org5d17063"/>
<text:bookmark text:name="org5d17063"/>implement orchestrator workflow
<text:bookmark-end text:name="OrgXref.org5d17063"/></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milad kamali</dc:creator>
    <meta:initial-creator>milad kamali</meta:initial-creator>
    <dc:date>2022-06-17T23:14:37</dc:date>
    <meta:creation-date>2022-06-17T23:14:37</meta:creation-date>
    <meta:generator>Emacs 28.1 (Org mode 9.5.2)</meta:generator>
    <meta:keyword/>
    <dc:subject/>
    <dc:title/>
  </office:meta>
</office:document-meta>
</file>